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.equals( Object obj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ken.Token( Object value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FormatUtils.formatDurationISO( long duratio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FormatUtils.formatDurationHMS( long duratio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FormatUtils.formatDuration( long durationMillis , String format , boolean padWithZer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oken.Token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rationFormatUtils.formatDurationWords( long durationMillis , boolean suppressLeadingZeroElements , boolean suppressTrailingZeroElemen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urationFormatUtils.formatDuration( long durationMillis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FormatUtils.DurationForma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FormatUtils.formatPeriod( long startMillis , long endMillis , String format , boolean padWithZeros , TimeZone timezon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9">
            <text:p text:style-name="Table_20_Contents">59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Token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FormatUtils.format( Token [ ] tokens , int years , int months , int days , int hours , int minutes , int seconds , int milliseconds , boolean padWithZero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urationFormatUtils.formatPeriodISO( long startMillis , long end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ontainsTokenWithValue( Token [ ] tokens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rationFormatUtils.lexx( String forma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">
            <text:p text:style-name="Table_20_Contents">9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Toke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FormatUtils.formatPeriod( long startMillis , long endMillis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